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family="graphic" style:name="a0">
      <style:graphic-properties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圖表 2" text:anchor-type="as-char" svg:x="0in" svg:y="0in" svg:width="6in" svg:height="3.5in" style:rel-width="scale" style:rel-height="scale"><draw:object xlink:href="Object 1/" xlink:type="simple" xlink:show="embed" xlink:actuate="onLoad"/><svg:title/><svg:desc/></draw:frame><draw:frame draw:style-name="a1" draw:name="影像1" text:anchor-type="as-char" svg:x="0in" svg:y="0in" svg:width="7.76024in" svg:height="4.33346in" style:rel-width="scale" style:rel-height="scale"><draw:image xlink:href="media/image1.jpeg" xlink:type="simple" xlink:show="embed" xlink:actuate="onLoad"/><svg:title>美國空軍F-16、F-22、F-35A與A-10等4支單機性能展示小組的表演機，日前在佛州外海進行異機種編隊空拍，不只為本年度空軍飛行表演季畫下完美句點，更凸顯美空軍空戰司令部利用跨機種組合，有效執行各種作戰任務的能量。（取自DVIDS網站）</svg:title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微軟正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hi</dc:creator>
    <meta:creation-date>2020-11-24T02:13:00Z</meta:creation-date>
    <dc:date>2020-11-24T02:15:00Z</dc:date>
    <meta:template xlink:href="Normal.dotm" xlink:type="simple"/>
    <meta:editing-cycles>2</meta:editing-cycles>
    <meta:editing-duration>PT600S</meta:editing-duration>
    <meta:document-statistic meta:page-count="1" meta:paragraph-count="1" meta:word-count="0" meta:character-count="3" meta:row-count="1" meta:non-whitespace-character-count="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圖表標題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數列 1</text:p>
              </table:table-cell>
              <table:table-cell office:value-type="string">
                <text:p>數列 2</text:p>
              </table:table-cell>
              <table:table-cell office:value-type="string">
                <text:p>數列 3</text:p>
              </table:table-cell>
            </table:table-row>
          </table:table-header-rows>
          <table:table-row>
            <table:table-cell office:value-type="string">
              <text:p>類別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類別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類別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類別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